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3.7799in"/>
    </style:style>
    <style:style style:name="co5" style:family="table-column">
      <style:table-column-properties fo:break-before="auto" style:column-width="1.944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5" table:default-cell-style-name="Default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style-name="ce1" office:value-type="string">
            <text:p>Code2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float" office:value="110">
            <text:p>11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-Wav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. Tchudov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.G.C.I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ardWolf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bonetoche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bsolu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bsolute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ademysoft-Elor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clai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claim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ML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tive Enterpris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tivi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ctvi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dolfsson &amp; Eriks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dvantige Hacki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gneePat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HO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kki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l Bail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lexAR - Googi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ltr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Game Cartridg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Samm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Softwor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Techn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Tecmo Associ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merican Video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ndralojc, Wojcie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ndy Greatfu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ng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ntoine Fantys / FG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ppSir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rcadi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rcadia Syste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rnie019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CI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d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k Koudansh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mi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StROcReEp 200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tari - Teng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then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tl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tlus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udia, Steve - Cosgrove, Denni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Avoid Lloy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allzy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anda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aned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anprest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BQ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eefmast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ell, I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fbca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giada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g Eli Ki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g Eli King - TeMP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gBen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gEliKi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gEliKing - TeMP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ite the Chili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ain, Michael - Schmit, Mark - Yam, Phi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arg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ast Horne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omquist, Allan - Druckmann, Nei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uebo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uegrad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ueHaw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lu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MF54123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Na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O FB Offtackle Le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okudon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othte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P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røderbu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ritzno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roderbou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roderbu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ruddo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SD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lldog269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llet Proof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llet-Proof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nch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bush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 &amp; 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&amp;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fete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ltr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meric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pco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pcom US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rl Batchel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rmelhoops2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rth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ruso, Fabrizi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att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BS Sony Grou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allenge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aracter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eshire Ca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et Ly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ipignon Produc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ipignon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ris Covel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hris M. Cowel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lambut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lassic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MC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MU NESdev Tea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aching Institute of Americ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conuts Jap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de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demaster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leco/PixelHear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lin Ben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llectorVi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lor Drea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lumbus Circl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mputer &amp;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ny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olboy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oolmario Wor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rystalTech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SG Image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T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ulture Bra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urtis Him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Cyber A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-6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hrkdai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ib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mage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no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ou Infosy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rk Steak Ent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rk Steak Enterpris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rren Ranall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ta Eas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ata East Corp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B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athpoet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athscyth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e-Nee Foru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fgav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mo - EF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mystifi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nn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nny - Jstou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enny - Jstout - Elway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is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kKnigh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og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okokala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oug Frak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padhero.co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. Mari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 Co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 Eyes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 Eyes Studi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 Warri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sbrethr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gonSlay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ak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e-k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eamTe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eamWave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Nic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rummer4go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S79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Dullahan Software/Broke Studi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.S.C. Co. Lt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A Sport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AV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cheverria, Joey - Tomczack, Mark - Lopez, Damien - Anderson, Za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chigoy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dibleAntiPerspira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FX - Snowb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ectro Bra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ectro Brain US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ectronic Art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ectronic Arts Vict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i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ite Hacking For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ite Syste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way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lway7 - Denny - Jstou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nd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ni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pic - Sony Reco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pic-Sony Reco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pic/Sony Reco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po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poch Yashi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S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xc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Exci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a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aux Game Co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B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C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engL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F1frea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FMast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FRemix Tea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G Sof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G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ightonus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irst Press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iver Fir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lameHea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M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MG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rank Maggio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ranti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rioni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rya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uji Televi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ukutake Shot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uture Medi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Fuzhou Waixing Computer Science &amp; Technology Co.,LT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.O 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.O.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kk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kushu Kenkyush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me St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mefreak Suprem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meTe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rgam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run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ry22fre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avin86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DFUZ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e De Industry Co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ie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ieug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il Gala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ilbert Cheu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illotti, Greg - Hollis, Ben - Subramanian, Ram - Tarnow, Aar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lu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ood as Grog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oongya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eek Ro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e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eml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emlin Interactiv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imlic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ro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Gywal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ck in A Sac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cker Interantion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cker Internation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geo &amp; C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 Americ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 Kenkyuuj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 Laborator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elamien, Neil - Shultz, Darr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lley's Comet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rdcore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rlod14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sbro Interactiv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sbro Internation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aystac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ec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ect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e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 Tech Express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-Score Media Wor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-Tech Express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deJ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gh Sco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gh Score Media Wor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gh Speed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i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LC! Projec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lmberg, Johann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ly Knigh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senkan Electronic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t B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t-B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t-B US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owl from Beyo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ud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udson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u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uman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ummingBird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wang Shinwe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Hyper MegaMan 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'Ma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. Tecmo Football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AM8BI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dea-Te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dea-Tek, C&amp;E, TX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gnara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G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GS Corp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hoagie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magine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mperial Production Studi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ccub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duction Produ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finite NES Liv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foco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fogr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novation Te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terord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NTV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odine Dynamic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re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Irem Corpor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.Y. Compan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alec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and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ayBi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azz41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eff Gaffn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ei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erry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G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iku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im - Fis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im John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im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ingukan Polari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hannes Holmber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hn's Program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lber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quali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shProd/PixelHear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shua Krandal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oy V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SH35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Stout - MrBeef - TD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upiter Palad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ust4Fu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ust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ustin Vukeli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V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VC Musical Industri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J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 Amousement Leasi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 Amuse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 Amusement Lea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 Amusement Leasing Co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 Amusement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buch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kenh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sad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s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sum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wad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awada, Co. Lt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fkarot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lly, Se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mc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mco*Seik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nclop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evin Belga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inema MusicJ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ing Reco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irb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irikaz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noxburry - Aneurys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oe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onam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onami, Idemitsu Kos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onami, NHK, Tokyo Shose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otobuki Syste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ronic Vir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uwat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yug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yugo Boue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KZ-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33t Transla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33tspek Transla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agomorph - Sl1me - Omniver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aser Bea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aser Beam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enophi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iang Yi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imited Run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itmus Drag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ivak, To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J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og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orici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T56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ucasArt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udosit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Luis Alberto Galind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&amp;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cBe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dCa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gi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g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koEy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lferd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n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a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chaw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ioExper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k Simon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quisEXB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rtin, Micha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sh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siy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chbo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chbox Toy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rix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 Dix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 Dixon - SBlue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el Inc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jones18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attjones18 - andrewmarsh13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atspin Players' Circui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ga Ca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ga Cat Studi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ga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gaBy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lda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mbler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ew00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H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cro Geni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croPro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gu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guel/Hijiki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kach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ke J. Wah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lm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lton Bradl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lton Bradley Compan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ndscap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indscape International Jap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oats7798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ogemogesam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ojon Twi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ord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orphcat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P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r. 20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r. 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yria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ysteryFa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Myu2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. Tecmo Football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kuy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mc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mco Ltd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than Serub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tsum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xa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axat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C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al Te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mesy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o DarkShado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ssylum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ster the Grea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ver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vO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vOuS - Dragon Warri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ex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ce Cod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ft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ghtcrawl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hon Buss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hon Computer Syste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nja Man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ntend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ntendo of Americ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ore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tr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itra Corpor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nooiisse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ovaSquirr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ovotrade - Se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TDE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TVI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Nullslee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ce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cean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datch!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K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ldie Fix '98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nline Tecmo Football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nline Tecmo Football League Pool 4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nline Tecmo Tourn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Original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ck-in Vide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ck-in-Vide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lco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lcom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nesi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rasy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rker Brother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rker Brothers Internation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rsell, Jo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at Bu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eter McQuill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h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kawi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ko Interactive LL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x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ixel Multimedi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layer 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limoth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met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okemonandre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ony Cany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ope Henta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oultry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H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oveau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RTransla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ubb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Pyroscot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Ques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Quest Corpor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Quick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Quietus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. Tecmo Football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cerMa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ge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mar International Co., LTD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ndy Mos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re Ltd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t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aysyd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BPD5015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C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dleifriaf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covery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d Dempse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d Wiza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dRageCa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ed, Ja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fresh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n6175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tro-Bi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trosoul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troZon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ex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icoh Eleme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inkak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ix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b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boN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botic Paranoi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ck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d Wood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d Woodson - rt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ger Defores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mst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Mul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ost, Bob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uSteD LogI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Ryn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ach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aiver Yu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amm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anritsu Den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Blue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cott Thoms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cribe99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crol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croo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D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an Kell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ik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phiroth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T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t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exay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anghai Paradi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ar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enZhen Nanjing Technolog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iny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ir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iru &amp; PinWizz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hiru, Kulor, Deni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erra On-Lin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gm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gma Entertainmen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gma Shoug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gma Shouj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nz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ri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rKe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vak Dra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ivak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keletorsamb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l1m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landert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liver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ly Dog Studi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MBMat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mkd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natches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N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nowarro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nowb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bhi Youssef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F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ft Pr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ftware Toolwork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i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is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n of EEK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n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ony Image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poony Ba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poony Bard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qu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quare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quare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quigscarmicha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even Pukin - David Puk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orm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orm - Triffi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RaNgE inc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trangulation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b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gar Softe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n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per Gam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per Me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per Technos Co. Lt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perTone Electronic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upervis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-Echigoy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it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ito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kar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ker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lbot, Pau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ax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CF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D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hno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hnos Jap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Arena Football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Championship Seri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Collegiate Athletic Associ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Elit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Football Associ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World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 World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cmorox8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d Sterchi/Birthday Bo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MP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ng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nshin Fan-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pp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uni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ew, Nea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adde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e DexMast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e Elite Hacking Forc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e Roos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e Ros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HQ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germas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n Ch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p To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tu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tus Softwa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izzom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K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apl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ei Anim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ei Dou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ggle Switc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h Co. Ltd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h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ho Co. Ltd.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kkan Kouzi Kanrini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kuma Shote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kyo Shose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m Brenn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m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m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nkin Hou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rur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shiba EM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shiba-EM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uei Doug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ukyou Shose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wa Chi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owachik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radewes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rafalgar Hou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riffi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rix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S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surumid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urur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wiztid Kill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wo-Bit Scor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XC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XC Cor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XC Corpor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yappi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Tza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BI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bi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D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ltimate Evi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ltimate7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ltra Gam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ltra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nibrow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nion Bon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nknow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P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s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Utarag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andals Hack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anguard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anishe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AP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ari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GW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c Tokai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ctor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ctor Ongaku Sangyo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per 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rgin Interactiv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isco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L-Ton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Vortex744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. Moregusi - Keiou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aixing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a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ebSoft Production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hoaM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hooHooD'oh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hooHooD'oh - X-4000 - ViperX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illiam Flore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indwaker10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isdom Tree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>
            <text:p>World Championship Tecmo Associatio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World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X-4000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X-hacker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Xodnize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Xtreme Tecmo Leagu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.S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errick, Damia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oko Soft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onezaw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onezawa PR21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oung, Ton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udaidhun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uif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utak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YY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Zack Elle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Zemin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Zero Soul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ZombiKiller</text:p>
          </table:table-cell>
          <table:table-cell table:number-columns-repeated="1022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77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7">10/27/2021</text:date>, <text:time>15:18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21:10.47</meta:creation-date>
    <dc:date>2021-10-27T15:18:40.35</dc:date>
    <meta:editing-duration>PT48M21S</meta:editing-duration>
    <meta:editing-cycles>21</meta:editing-cycles>
    <meta:generator>OpenOffice/4.1.7$Win32 OpenOffice.org_project/417m1$Build-9800</meta:generator>
    <meta:document-statistic meta:table-count="3" meta:cell-count="785" meta:object-count="0"/>
  </office:meta>
</office:document-meta>
</file>